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roid Sans Mono" fo:font-size="14pt" officeooo:rsid="002d576c" officeooo:paragraph-rsid="0035fcf0" style:font-name-asian="Droid Sans Mono" style:font-size-asian="14pt" style:font-size-complex="14pt"/>
    </style:style>
    <style:style style:name="P2" style:family="paragraph" style:parent-style-name="Standard">
      <style:text-properties fo:color="#000000" style:font-name="Droid Sans Mono" fo:font-size="14pt" officeooo:rsid="002d576c" officeooo:paragraph-rsid="002d576c" style:font-size-asian="14pt" style:font-size-complex="14pt"/>
    </style:style>
    <style:style style:name="P3" style:family="paragraph" style:parent-style-name="Standard">
      <style:text-properties style:font-name="Droid Sans Mono" fo:font-size="14pt" officeooo:paragraph-rsid="001e0f8b" style:font-name-asian="Droid Sans Mono" style:font-size-asian="14pt" style:font-size-complex="14pt"/>
    </style:style>
    <style:style style:name="P4" style:family="paragraph" style:parent-style-name="Standard">
      <style:text-properties style:font-name="Droid Sans Mono" fo:font-size="14pt" officeooo:rsid="001e0f8b" officeooo:paragraph-rsid="001e0f8b" style:font-name-asian="Droid Sans Mono" style:font-size-asian="14pt" style:font-size-complex="14pt"/>
    </style:style>
    <style:style style:name="P5" style:family="paragraph" style:parent-style-name="Standard">
      <style:text-properties style:font-name="Droid Sans Mono" fo:font-size="14pt" officeooo:paragraph-rsid="003b6580" style:font-name-asian="Droid Sans Mono" style:font-size-asian="14pt" style:font-size-complex="14pt"/>
    </style:style>
    <style:style style:name="P6" style:family="paragraph" style:parent-style-name="Standard">
      <style:text-properties style:font-name="Droid Sans Mono" fo:font-size="14pt" officeooo:paragraph-rsid="003cf79c" style:font-name-asian="Droid Sans Mono" style:font-size-asian="14pt" style:font-size-complex="14pt"/>
    </style:style>
    <style:style style:name="P7" style:family="paragraph" style:parent-style-name="Standard">
      <style:text-properties officeooo:paragraph-rsid="00388a6f"/>
    </style:style>
    <style:style style:name="P8" style:family="paragraph" style:parent-style-name="Standard">
      <style:text-properties officeooo:paragraph-rsid="003e1dc9"/>
    </style:style>
    <style:style style:name="P9" style:family="paragraph" style:parent-style-name="Text_20_body">
      <style:text-properties fo:color="#000000" style:font-name="Droid Sans Mono" fo:font-size="14pt" officeooo:paragraph-rsid="001e0f8b" style:font-name-asian="Droid Sans Mono" style:font-size-asian="14pt" style:font-size-complex="14pt"/>
    </style:style>
    <style:style style:name="P10" style:family="paragraph" style:parent-style-name="Text_20_body">
      <style:text-properties fo:color="#000000" style:font-name="Droid Sans Mono" fo:font-size="14pt" officeooo:rsid="002d576c" officeooo:paragraph-rsid="002d576c" style:font-name-asian="Droid Sans Mono" style:font-size-asian="14pt" style:font-size-complex="14pt"/>
    </style:style>
    <style:style style:name="P11" style:family="paragraph" style:parent-style-name="Text_20_body">
      <style:text-properties fo:color="#000000" style:font-name="Droid Sans Mono" fo:font-size="14pt" officeooo:rsid="002d576c" officeooo:paragraph-rsid="0032fb19" style:font-name-asian="Droid Sans Mono" style:font-size-asian="14pt" style:font-size-complex="14pt"/>
    </style:style>
    <style:style style:name="P12" style:family="paragraph" style:parent-style-name="Text_20_body">
      <style:text-properties fo:color="#000000" style:font-name="Droid Sans Mono" fo:font-size="14pt" officeooo:rsid="002d576c" officeooo:paragraph-rsid="0035fcf0" style:font-name-asian="Droid Sans Mono" style:font-size-asian="14pt" style:font-size-complex="14pt"/>
    </style:style>
    <style:style style:name="P13" style:family="paragraph" style:parent-style-name="Text_20_body">
      <style:text-properties fo:color="#000000" style:font-name="Droid Sans Mono" fo:font-size="14pt" officeooo:rsid="0032fb19" officeooo:paragraph-rsid="0035fcf0" style:font-name-asian="Droid Sans Mono" style:font-size-asian="14pt" style:font-size-complex="14pt"/>
    </style:style>
    <style:style style:name="P14" style:family="paragraph" style:parent-style-name="Text_20_body">
      <style:text-properties fo:color="#000000" style:font-name="Droid Sans Mono" fo:font-size="14pt" officeooo:rsid="0032fb19" officeooo:paragraph-rsid="00372e78" style:font-name-asian="Droid Sans Mono" style:font-size-asian="14pt" style:font-size-complex="14pt"/>
    </style:style>
    <style:style style:name="P15" style:family="paragraph" style:parent-style-name="Text_20_body">
      <style:text-properties fo:color="#000000" style:font-name="Droid Sans Mono" fo:font-size="14pt" officeooo:paragraph-rsid="0031545e" style:font-size-asian="14pt" style:font-size-complex="14pt"/>
    </style:style>
    <style:style style:name="P16" style:family="paragraph" style:parent-style-name="Text_20_body">
      <style:text-properties fo:color="#000000" style:font-name="Droid Sans Mono" fo:font-size="14pt" officeooo:paragraph-rsid="002ac9af" style:font-size-asian="14pt" style:font-size-complex="14pt"/>
    </style:style>
    <style:style style:name="P17" style:family="paragraph" style:parent-style-name="Text_20_body">
      <style:text-properties fo:color="#000000" style:font-name="Droid Sans Mono" fo:font-size="14pt" officeooo:rsid="002d576c" officeooo:paragraph-rsid="002d576c" style:font-size-asian="14pt" style:font-size-complex="14pt"/>
    </style:style>
    <style:style style:name="P18" style:family="paragraph" style:parent-style-name="Text_20_body">
      <style:text-properties fo:color="#000000" style:font-name="Droid Sans Mono" fo:font-size="14pt" officeooo:paragraph-rsid="0022d7cb" style:font-size-asian="14pt" style:font-size-complex="14pt"/>
    </style:style>
    <style:style style:name="P19" style:family="paragraph" style:parent-style-name="Text_20_body">
      <style:text-properties officeooo:paragraph-rsid="001e0f8b"/>
    </style:style>
    <style:style style:name="P20" style:family="paragraph" style:parent-style-name="Text_20_body">
      <style:text-properties officeooo:paragraph-rsid="00290357"/>
    </style:style>
    <style:style style:name="P21" style:family="paragraph" style:parent-style-name="Text_20_body">
      <style:text-properties officeooo:paragraph-rsid="002ac9af"/>
    </style:style>
    <style:style style:name="P22" style:family="paragraph" style:parent-style-name="Text_20_body">
      <style:text-properties officeooo:paragraph-rsid="002d576c"/>
    </style:style>
    <style:style style:name="P23" style:family="paragraph" style:parent-style-name="Text_20_body">
      <style:text-properties officeooo:paragraph-rsid="0031cc1b"/>
    </style:style>
    <style:style style:name="P24" style:family="paragraph" style:parent-style-name="Text_20_body">
      <style:text-properties officeooo:rsid="0032fb19" officeooo:paragraph-rsid="0032fb19"/>
    </style:style>
    <style:style style:name="P25" style:family="paragraph" style:parent-style-name="Text_20_body">
      <style:text-properties fo:font-variant="normal" fo:text-transform="none" fo:color="#000000" style:font-name="Droid Sans Mono" fo:font-size="14pt" fo:letter-spacing="normal" fo:font-style="normal" fo:font-weight="normal" officeooo:rsid="002d576c" officeooo:paragraph-rsid="0031cc1b" style:font-name-asian="Droid Sans Mono" style:font-size-asian="14pt" style:font-size-complex="14pt"/>
    </style:style>
    <style:style style:name="P26" style:family="paragraph" style:parent-style-name="Text_20_body">
      <style:text-properties fo:font-variant="normal" fo:text-transform="none" fo:color="#000000" style:font-name="Droid Sans Mono" fo:font-size="14pt" fo:letter-spacing="normal" fo:font-style="normal" fo:font-weight="normal" officeooo:rsid="002d576c" officeooo:paragraph-rsid="0032fb19" style:font-name-asian="Droid Sans Mono" style:font-size-asian="14pt" style:font-size-complex="14pt"/>
    </style:style>
    <style:style style:name="P27" style:family="paragraph" style:parent-style-name="Text_20_body">
      <style:text-properties officeooo:paragraph-rsid="00388a6f"/>
    </style:style>
    <style:style style:name="P28" style:family="paragraph" style:parent-style-name="Text_20_body">
      <style:text-properties fo:font-size="14pt" officeooo:paragraph-rsid="00388a6f" style:font-name-asian="Droid Sans Mono" style:font-size-asian="14pt" style:font-size-complex="14pt"/>
    </style:style>
    <style:style style:name="P29" style:family="paragraph" style:parent-style-name="Text_20_body">
      <style:text-properties officeooo:paragraph-rsid="004114b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1" style:family="paragraph" style:parent-style-name="Standard">
      <style:text-properties fo:color="#000000" style:font-name="Droid Sans Mono" fo:font-size="14pt" officeooo:paragraph-rsid="00388a6f" style:font-size-asian="14pt" style:font-size-complex="14pt"/>
    </style:style>
    <style:style style:name="P32" style:family="paragraph" style:parent-style-name="Standard">
      <style:text-properties fo:color="#000000" style:font-name="Droid Sans Mono" fo:font-size="14pt" officeooo:rsid="003e1dc9" officeooo:paragraph-rsid="003e1dc9" style:font-size-asian="14pt" style:font-size-complex="14pt"/>
    </style:style>
    <style:style style:name="P33" style:family="paragraph" style:parent-style-name="Standard">
      <style:text-properties fo:color="#000000" style:font-name="Droid Sans Mono" fo:font-size="14pt" officeooo:paragraph-rsid="003e1dc9" style:font-size-asian="14pt" style:font-size-complex="14pt"/>
    </style:style>
    <style:style style:name="P34" style:family="paragraph" style:parent-style-name="Standard">
      <style:text-properties fo:color="#000000" style:font-name="Droid Sans Mono" fo:font-size="14pt" officeooo:paragraph-rsid="0040798b" style:font-size-asian="14pt" style:font-size-complex="14pt"/>
    </style:style>
    <style:style style:name="P35" style:family="paragraph" style:parent-style-name="Standard">
      <style:text-properties fo:color="#000000" style:font-name="Droid Sans Mono" fo:font-size="14pt" officeooo:paragraph-rsid="003b6580" style:font-name-asian="Droid Sans Mono" style:font-size-asian="14pt" style:font-size-complex="14pt"/>
    </style:style>
    <style:style style:name="P36" style:family="paragraph" style:parent-style-name="Standard">
      <style:text-properties fo:color="#000000" style:font-name="Droid Sans Mono" fo:font-size="14pt" officeooo:rsid="003cf79c" officeooo:paragraph-rsid="003cf79c" style:font-name-asian="Droid Sans Mono" style:font-size-asian="14pt" style:font-size-complex="14pt"/>
    </style:style>
    <style:style style:name="P37" style:family="paragraph" style:parent-style-name="Standard">
      <style:text-properties fo:color="#000000" style:font-name="Droid Sans Mono" fo:font-size="14pt" style:text-underline-style="none" officeooo:rsid="003cbe1b" officeooo:paragraph-rsid="0040798b" style:font-name-asian="Droid Sans Mono" style:font-size-asian="14pt" style:font-size-complex="14pt"/>
    </style:style>
    <style:style style:name="P38" style:family="paragraph" style:parent-style-name="Standard">
      <style:text-properties fo:color="#3f7f5f" style:font-name="Monospace" fo:font-size="10pt" officeooo:paragraph-rsid="004114bd" style:font-size-asian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40" style:family="paragraph" style:parent-style-name="Text_20_body">
      <style:text-properties fo:color="#000000" style:font-name="Droid Sans Mono" fo:font-size="14pt" officeooo:paragraph-rsid="004114bd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000000" style:font-name="Droid Sans Mono" fo:font-size="14pt" fo:letter-spacing="normal" fo:font-style="normal" fo:font-weight="normal" officeooo:rsid="0005b7f0" fo:background-color="#f9f2f4" loext:char-shading-value="0" style:font-name-asian="Droid Sans Mono" style:font-size-asian="14pt" style:font-size-complex="14pt" fo:padding="0in" fo:border="none"/>
    </style:style>
    <style:style style:name="T3" style:family="text">
      <style:text-properties fo:font-variant="normal" fo:text-transform="none" fo:color="#000000" style:font-name="Droid Sans Mono" fo:font-size="14pt" fo:letter-spacing="normal" fo:font-style="normal" fo:font-weight="normal" officeooo:rsid="002d576c" fo:background-color="#f9f2f4" loext:char-shading-value="0" style:font-name-asian="Droid Sans Mono" style:font-size-asian="14pt" style:font-size-complex="14pt" fo:padding="0in" fo:border="none"/>
    </style:style>
    <style:style style:name="T4" style:family="text">
      <style:text-properties fo:font-variant="normal" fo:text-transform="none" fo:color="#000000" style:font-name="Droid Sans Mono" fo:font-size="14pt" fo:letter-spacing="normal" fo:font-style="normal" fo:font-weight="normal" style:font-name-asian="Droid Sans Mono" style:font-size-asian="14pt" style:font-size-complex="14pt"/>
    </style:style>
    <style:style style:name="T5" style:family="text">
      <style:text-properties fo:font-variant="normal" fo:text-transform="none" fo:color="#000000" style:font-name="Droid Sans Mono" fo:font-size="14pt" fo:letter-spacing="normal" fo:font-style="normal" fo:font-weight="normal" officeooo:rsid="00225373" style:font-name-asian="Droid Sans Mono" style:font-size-asian="14pt" style:font-size-complex="14pt"/>
    </style:style>
    <style:style style:name="T6" style:family="text">
      <style:text-properties fo:font-variant="normal" fo:text-transform="none" fo:color="#000000" style:font-name="Droid Sans Mono" fo:font-size="14pt" fo:letter-spacing="normal" fo:font-style="normal" fo:font-weight="normal" officeooo:rsid="0022d7cb" style:font-name-asian="Droid Sans Mono" style:font-size-asian="14pt" style:font-size-complex="14pt"/>
    </style:style>
    <style:style style:name="T7" style:family="text">
      <style:text-properties fo:font-variant="normal" fo:text-transform="none" fo:color="#000000" style:font-name="Droid Sans Mono" fo:font-size="14pt" fo:letter-spacing="normal" fo:font-style="normal" fo:font-weight="normal" officeooo:rsid="002d576c" style:font-name-asian="Droid Sans Mono" style:font-size-asian="14pt" style:font-size-complex="14pt"/>
    </style:style>
    <style:style style:name="T8" style:family="text">
      <style:text-properties fo:font-variant="normal" fo:text-transform="none" style:font-name="Droid Sans Mono" fo:letter-spacing="normal" fo:font-style="normal" fo:font-weight="normal"/>
    </style:style>
    <style:style style:name="T9" style:family="text">
      <style:text-properties fo:font-variant="normal" fo:text-transform="none" style:font-name="Droid Sans Mono" fo:letter-spacing="normal" fo:font-style="normal" fo:font-weight="normal" fo:background-color="#f9f2f4" loext:char-shading-value="0" style:font-name-asian="Droid Sans Mono" fo:padding="0in" fo:border="none"/>
    </style:style>
    <style:style style:name="T10" style:family="text">
      <style:text-properties fo:font-variant="normal" fo:text-transform="none" style:font-name="Droid Sans Mono" fo:letter-spacing="normal" fo:font-style="normal" fo:font-weight="normal" officeooo:rsid="002f9d28" fo:background-color="#f9f2f4" loext:char-shading-value="0" style:font-name-asian="Droid Sans Mono" fo:padding="0in" fo:border="none"/>
    </style:style>
    <style:style style:name="T11" style:family="text">
      <style:text-properties fo:font-variant="normal" fo:text-transform="none" style:font-name="Droid Sans Mono" fo:letter-spacing="normal" fo:font-style="normal" fo:font-weight="normal" officeooo:rsid="0035fcf0" fo:background-color="#f9f2f4" loext:char-shading-value="0" style:font-name-asian="Droid Sans Mono" fo:padding="0in" fo:border="none"/>
    </style:style>
    <style:style style:name="T12" style:family="text">
      <style:text-properties fo:font-variant="normal" fo:text-transform="none" style:font-name="Droid Sans Mono" fo:letter-spacing="normal" fo:font-style="normal" fo:font-weight="normal" officeooo:rsid="002d576c" fo:background-color="#f9f2f4" loext:char-shading-value="0" style:font-name-asian="Droid Sans Mono" fo:padding="0in" fo:border="none"/>
    </style:style>
    <style:style style:name="T13" style:family="text">
      <style:text-properties fo:font-variant="normal" fo:text-transform="none" style:font-name="Droid Sans Mono" fo:letter-spacing="normal" fo:font-style="normal" fo:font-weight="normal" officeooo:rsid="0005b7f0" fo:background-color="#f9f2f4" loext:char-shading-value="0" style:font-name-asian="Droid Sans Mono" fo:padding="0in" fo:border="none"/>
    </style:style>
    <style:style style:name="T14" style:family="text">
      <style:text-properties fo:color="#000000"/>
    </style:style>
    <style:style style:name="T15" style:family="text">
      <style:text-properties fo:color="#000000" style:font-name="Droid Sans Mono" fo:font-size="14pt" style:font-name-asian="Droid Sans Mono" style:font-size-asian="14pt" style:font-size-complex="14pt"/>
    </style:style>
    <style:style style:name="T16" style:family="text">
      <style:text-properties fo:color="#000000" style:font-name="Droid Sans Mono" fo:font-size="14pt" officeooo:rsid="002d576c" style:font-name-asian="Droid Sans Mono" style:font-size-asian="14pt" style:font-size-complex="14pt"/>
    </style:style>
    <style:style style:name="T17" style:family="text">
      <style:text-properties fo:color="#000000" style:font-name="Droid Sans Mono" fo:font-size="14pt" officeooo:rsid="003cf79c" style:font-name-asian="Droid Sans Mono" style:font-size-asian="14pt" style:font-size-complex="14pt"/>
    </style:style>
    <style:style style:name="T18" style:family="text">
      <style:text-properties fo:color="#000000" style:font-name="Droid Sans Mono" fo:font-size="14pt" officeooo:rsid="003e1dc9" style:font-name-asian="Droid Sans Mono" style:font-size-asian="14pt" style:font-size-complex="14pt"/>
    </style:style>
    <style:style style:name="T19" style:family="text">
      <style:text-properties fo:color="#000000" style:font-name="Droid Sans Mono" fo:font-size="14pt" fo:font-weight="bold" style:font-name-asian="Droid Sans Mono" style:font-size-asian="14pt" style:font-weight-asian="bold" style:font-size-complex="14pt"/>
    </style:style>
    <style:style style:name="T20" style:family="text">
      <style:text-properties fo:color="#000000" style:font-name="Droid Sans Mono" fo:font-size="14pt" style:font-size-asian="14pt" style:font-size-complex="14pt"/>
    </style:style>
    <style:style style:name="T21" style:family="text">
      <style:text-properties fo:color="#000000" style:font-name="Droid Sans Mono" fo:font-size="14pt" officeooo:rsid="002f9d28" style:font-size-asian="14pt" style:font-size-complex="14pt"/>
    </style:style>
    <style:style style:name="T22" style:family="text">
      <style:text-properties fo:color="#000000" style:font-name="Droid Sans Mono" fo:font-size="14pt" officeooo:rsid="003e1dc9" style:font-size-asian="14pt" style:font-size-complex="14pt"/>
    </style:style>
    <style:style style:name="T23" style:family="text">
      <style:text-properties fo:color="#000000" style:font-name="Droid Sans Mono" fo:font-size="14pt" style:text-underline-style="none" style:font-size-asian="14pt" style:font-size-complex="14pt"/>
    </style:style>
    <style:style style:name="T24" style:family="text">
      <style:text-properties fo:color="#000000" style:font-name="Droid Sans Mono" fo:font-size="14pt" style:text-underline-style="none" officeooo:rsid="003cbe1b" style:font-name-asian="Droid Sans Mono" style:font-size-asian="14pt" style:font-size-complex="14pt"/>
    </style:style>
    <style:style style:name="T25" style:family="text">
      <style:text-properties fo:color="#000000" style:font-name="Monospace" fo:font-size="10pt" style:font-size-asian="10pt"/>
    </style:style>
    <style:style style:name="T26" style:family="text">
      <style:text-properties fo:color="#000000" officeooo:rsid="003cbe1b"/>
    </style:style>
    <style:style style:name="T27" style:family="text">
      <style:text-properties fo:color="#000000" officeooo:rsid="003cf79c"/>
    </style:style>
    <style:style style:name="T28" style:family="text">
      <style:text-properties fo:color="#3f7f5f" style:font-name="Monospace" fo:font-size="10pt" style:font-size-asian="10pt"/>
    </style:style>
    <style:style style:name="T29" style:family="text">
      <style:text-properties fo:color="#212121" style:font-name="Droid Sans Mono" fo:font-size="14pt" style:text-underline-style="none" style:font-size-asian="14pt" style:font-size-complex="14pt"/>
    </style:style>
    <style:style style:name="T30" style:family="text">
      <style:text-properties fo:color="#0000c0" style:font-name="Monospace" fo:font-size="10pt" style:font-size-asian="10pt"/>
    </style:style>
    <style:style style:name="T31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2" style:family="text">
      <style:text-properties fo:color="#6a3e3e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创建一级存储</text:p>
      <text:p text:style-name="P4">createStoragePool</text:p>
      <text:p text:style-name="P19"><text:span text:style-name="Source_20_Text"><text:span text:style-name="T2">1、management端调度模块执行</text:span></text:span><text:span text:style-name="T20">CreateStoragePoolCmd</text:span></text:p>
      <text:p text:style-name="P19"><text:span text:style-name="T15"><text:s/>CreateStoragePoolCmd</text:span><text:span text:style-name="T19"> extends </text:span><text:span text:style-name="T20">BaseCmd</text:span></text:p>
      <text:p text:style-name="P9"><text:span text:style-name="T1">因此，会执行</text:span><text:span text:style-name="T8">CreateStoragePoolCmd</text:span><text:span text:style-name="T1">的execute方法。</text:span></text:p>
      <text:p text:style-name="P20"><text:span text:style-name="T4">2、在CreateStoragePoolCmd的execute方法中，</text:span><text:span text:style-name="T5">首先在数据库表</text:span><text:span text:style-name="T6">storage_pool插入记录，如果primaryStorage属于cluster范围，则向cluster范围内的所有host发送</text:span><text:span text:style-name="T20">CreateStoragePoolCommand，然后，发送ModifyStoragePoolCommand；若属于zone范围，则对zone上所有属于同一hypervisor的host发送ModifyStoragePoolCommand；</text:span></text:p>
      <text:p text:style-name="P15">3、对于CreateStoragePoolCommand，agent端简单返回一个调用成功应答的answer；对于ModifyStoragePoolCommand，agent端调用libvirtd接口创建storage pool，并且把新建的storage pool加入KVMHAMonitor心跳监视机制中（KVMHAMonitor在一个永循环中不断创建一个线程执行心跳任务，然后销毁该线程，sleep固定时间，在心跳任务中，若发现storage pool不处于running中，会把它剔除）。</text:p>
      <text:p text:style-name="P21"/>
      <text:p text:style-name="P16">一级存储进入维护模式</text:p>
      <text:p text:style-name="P17">enableStorageMaintenance</text:p>
      <text:p text:style-name="P2">PreparePrimaryStorageForMaintenanceCmd</text:p>
      <text:p text:style-name="P22"><text:span text:style-name="Source_20_Text"><text:span text:style-name="T2">1、management端调度模块执行</text:span></text:span><text:span text:style-name="Source_20_Text"><text:span text:style-name="T3">PreparePrimaryStorageForMaintenanceCmd</text:span></text:span></text:p>
      <text:p text:style-name="P22"><text:span text:style-name="T16">PreparePrimaryStorageForMaintenanceCmd</text:span><text:span text:style-name="T19"> extends </text:span><text:span text:style-name="T20">BaseAsyncCmd</text:span></text:p>
      <text:p text:style-name="P10"><text:span text:style-name="T1">因此，会执行</text:span><text:span text:style-name="T8">CreateStoragePoolCmd</text:span><text:span text:style-name="T1">的execute方法。</text:span></text:p>
      <text:p text:style-name="P23"><text:span text:style-name="T7">2、在PreparePrimaryStorageForMaintenanceCmd的execute方法中，发送</text:span><text:span text:style-name="T20">ModifyStoragePoolCommand给agent（删除心跳），查看是否有其它的一级存储存在，如果有，就把这个一级存储上的系统VM重启（系统VM迁移到其它一级存储），userVM则停止；如果没有，则停止所有在这个一级存储上的</text:span><text:soft-page-break/><text:span text:style-name="T20">VM。（在执行这个过程，首先对每一个状态为running，starting，stopping的VM生成storageworkjob存入</text:span><text:span text:style-name="T21">storage_pool_work表中，然后从表中读取执行work</text:span><text:span text:style-name="T20">）， </text:span><text:span text:style-name="T7">修改数据库表storage_pool的记录state为Maintenance。</text:span></text:p>
      <text:p text:style-name="P23"/>
      <text:p text:style-name="P25">一级存储取消维护模式</text:p>
      <text:p text:style-name="P26">cancelStorageMaintenance</text:p>
      <text:p text:style-name="P26">CancelPrimaryStorageMaintenanceCmd</text:p>
      <text:p text:style-name="P24"><text:span text:style-name="Source_20_Text"><text:span text:style-name="T2">1、management端调度模块执行</text:span></text:span><text:span text:style-name="Source_20_Text"><text:span text:style-name="T3">CancelPrimaryStorageMaintenanceCmd</text:span></text:span></text:p>
      <text:p text:style-name="P24"><text:span text:style-name="Source_20_Text"><text:span text:style-name="T3">CancelPrimaryStorageMaintenanceCmd extends BaseAsyncCmd</text:span></text:span></text:p>
      <text:p text:style-name="P11"><text:span text:style-name="Source_20_Text"><text:span text:style-name="T9">因此，会执行CancelPrimaryStorageMaintenanceCmd的execute方法。</text:span></text:span></text:p>
      <text:p text:style-name="P12"><text:span text:style-name="Source_20_Text"><text:span text:style-name="T9">2、在CancelPrimaryStorageMaintenanceCmd的execute方法中， 修改数据库表storage_pool的记录state为UP，发送ModifyStoragePoolCommand给agent（添加心跳），启动所有在这个一级存储上的VM（</text:span></text:span><text:span text:style-name="Source_20_Text"><text:span text:style-name="T10">storage_pool_work表中读取执行work</text:span></text:span><text:span text:style-name="Source_20_Text"><text:span text:style-name="T9">）。</text:span></text:span></text:p>
      <text:p text:style-name="P12"/>
      <text:p text:style-name="P12"><text:span text:style-name="Source_20_Text"><text:span text:style-name="T9">删除一级存储</text:span></text:span></text:p>
      <text:p text:style-name="P12"><text:span text:style-name="Source_20_Text"><text:span text:style-name="T11">deleteStoragePool</text:span></text:span></text:p>
      <text:p text:style-name="P1">DeletePoolCmd</text:p>
      <text:p text:style-name="P1"/>
      <text:p text:style-name="P13"><text:span text:style-name="Source_20_Text"><text:span text:style-name="T13">1、management端调度模块执行</text:span></text:span><text:span text:style-name="Source_20_Text"><text:span text:style-name="T12">DeletePoolCmd,DeletePoolCmd extends BaseCmd，因此，会执行 DeletePoolCmd的execute方法。</text:span></text:span></text:p>
      <text:p text:style-name="P27"><text:span text:style-name="Source_20_Text"><text:span text:style-name="T3">2、在 DeletePoolCmd的execute方法中，会检测force参数，若为true，查找该pool的volume，并异步</text:span></text:span><text:span text:style-name="T20">expunge;若为false， </text:span><text:span text:style-name="Source_20_Text"><text:span text:style-name="T3">查找该pool的volume，存在，则报异常；</text:span></text:span><text:span text:style-name="T23">if host is KVM hypervisor then send deleteStoragepoolcmd to all the kvm hosts；更新数据库表。</text:span></text:p>
      <text:p text:style-name="P27"/>
      <text:p text:style-name="P27"/>
      <text:p text:style-name="P27"/>
      <text:p text:style-name="P27"><text:soft-page-break/></text:p>
      <text:p text:style-name="P28">二级存储</text:p>
      <text:p text:style-name="P28">添加二级存储</text:p>
      <text:p text:style-name="P31">AddImageStoreCmd</text:p>
      <text:p text:style-name="P31">AddImageStoreCmd <text:s text:c="2"/>extends BaseCmd</text:p>
      <text:p text:style-name="P7"/>
      <text:p text:style-name="P35">1、management端调度模块执行AddImageStoreCmd的execute方法。</text:p>
      <text:p text:style-name="P5"/>
      <text:p text:style-name="P6"><text:span text:style-name="T14">2、在AddImageStoreCmd的execute方法中，会向数据库</text:span><text:span text:style-name="T26">image_store表插入一条记录，根据传入参数决定在数据库表image_store_details中插入一条记录；</text:span></text:p>
      <text:p text:style-name="P6"><text:span text:style-name="T26"><text:s text:c="3"/>从数据库表</text:span><text:span text:style-name="T27">vm_template找出type为SYSTEM的记录，若template_store_ref中没有新建</text:span><text:span text:style-name="T26">image_store的</text:span><text:span text:style-name="T27">SYSTEM的template记录，则插入记录；</text:span></text:p>
      <text:p text:style-name="P8"><text:span text:style-name="T17"><text:s text:c="3"/>查找更新表</text:span><text:span text:style-name="T18">template_zone_ref的</text:span><text:span text:style-name="T29">Crosszone Templates；</text:span></text:p>
      <text:p text:style-name="P8"><text:span text:style-name="T29"><text:s text:c="3"/>如果新建的</text:span><text:span text:style-name="T24">image_store是region的，则复制</text:span><text:span text:style-name="T20">duplicate cache store records to region wide storage,更新</text:span><text:span text:style-name="T22">snapshot_store_ref、template_store_ref、volume_store_ref表。</text:span></text:p>
      <text:p text:style-name="P8"/>
      <text:p text:style-name="P32">删除二级存储</text:p>
      <text:p text:style-name="P33">DeleteImageStoreCmd</text:p>
      <text:p text:style-name="P34">DeleteImageStoreCmd <text:s text:c="2"/>extends BaseCmd</text:p>
      <text:p text:style-name="P8"/>
      <text:p text:style-name="P37">1、management端调度模块执行DeleteImageStoreCmd的execute方法。</text:p>
      <text:p text:style-name="P36"/>
      <text:p text:style-name="P29"><text:span text:style-name="Source_20_Text"><text:span text:style-name="T3">2、在DeleteImageStoreCmd的execute方法中，验证在二级存储上没有live的</text:span></text:span><text:span text:style-name="T20">snapshot, template, volume。</text:span></text:p>
      <text:p text:style-name="P40">删除数据库表的记录。</text:p>
      <text:p text:style-name="P38">// first delete from image_store_details table, we need to do that since</text:p>
      <text:p text:style-name="P30"><text:span text:style-name="T25"><text:s text:c="16"/></text:span><text:span text:style-name="T28">// we are not actually deleting record from main</text:span></text:p>
      <text:p text:style-name="P30"><text:span text:style-name="T25"><text:s text:c="16"/></text:span><text:span text:style-name="T28">// image_data_store table, so delete cascade will not work</text:span></text:p>
      <text:p text:style-name="P30"><text:span text:style-name="T30">_imageStoreDetailsDao</text:span><text:span text:style-name="T25">.deleteDetails(</text:span><text:span text:style-name="T32">storeId</text:span><text:span text:style-name="T25">);</text:span></text:p>
      <text:p text:style-name="P30"><text:span text:style-name="T30">_snapshotStoreDao</text:span><text:span text:style-name="T25">.deletePrimaryRecordsForStore(</text:span><text:span text:style-name="T32">storeId</text:span><text:span text:style-name="T25">, DataStoreRole.</text:span><text:span text:style-name="T31">Image</text:span><text:span text:style-name="T25">);</text:span></text:p>
      <text:p text:style-name="P30"><text:span text:style-name="T30">_volumeStoreDao</text:span><text:span text:style-name="T25">.deletePrimaryRecordsForStore(</text:span><text:span text:style-name="T32">storeId</text:span><text:span text:style-name="T25">);</text:span></text:p>
      <text:p text:style-name="P30"><text:span text:style-name="T30">_templateStoreDao</text:span><text:span text:style-name="T25">.deletePrimaryRecordsForStore(</text:span><text:span text:style-name="T32">storeId</text:span><text:span text:style-name="T25">);</text:span></text:p>
      <text:p text:style-name="P30"><text:span text:style-name="T30">_imageStoreDao</text:span><text:span text:style-name="T25">.remove(</text:span><text:span text:style-name="T32">storeId</text:span><text:span text:style-name="T25">);</text:span></text:p>
      <text:p text:style-name="P30"/>
      <text:p text:style-name="P30"/>
      <text:p text:style-name="P39"/>
      <text:p text:style-name="P40"/>
      <text:p text:style-name="P29"><text:soft-page-break/><text:span text:style-name="Source_20_Text"><text:span text:style-name="T3"/></text:span></text:p>
      <text:p text:style-name="P14"><text:span text:style-name="Source_20_Text"><text:span text:style-name="T12"/></text:span></text:p>
      <text:p text:style-name="P17"/>
      <text:p text:style-name="P17"/>
      <text:p text:style-name="P1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12T12:11:27.029123505</meta:creation-date>
    <meta:generator>LibreOffice/4.2.8.2$Linux_X86_64 LibreOffice_project/420m0$Build-2</meta:generator>
    <dc:date>2015-11-19T20:21:48.283213695</dc:date>
    <dc:creator>clouder </dc:creator>
    <meta:editing-duration>PT9H21M2S</meta:editing-duration>
    <meta:editing-cycles>28</meta:editing-cycles>
    <meta:document-statistic meta:table-count="0" meta:image-count="0" meta:object-count="0" meta:page-count="4" meta:paragraph-count="49" meta:word-count="880" meta:character-count="3017" meta:non-whitespace-character-count="2901"/>
  </office:meta>
</office:document-meta>
</file>